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 table:number-rows-repeated="104808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09:55:36.8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0-03T15:13:23.419000000</dc:date>
    <meta:editing-duration>PT9H9S</meta:editing-duration>
    <meta:editing-cycles>84</meta:editing-cycles>
    <meta:generator>LibreOffice/5.1.6.2$Windows_x86 LibreOffice_project/07ac168c60a517dba0f0d7bc7540f5afa45f0909</meta:generator>
    <meta:document-statistic meta:table-count="1" meta:cell-count="5244" meta:object-count="0"/>
  </office:meta>
</office:document-meta>
</file>